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Foglio1" table:style-name="ta1">
        <table:shapes>
          <draw:frame draw:z-index="0" draw:style-name="gr1" svg:width="35.827cm" svg:height="8.985cm" svg:x="1.235cm" svg:y="83.345cm">
            <draw:object draw:notify-on-update-of-ranges="Foglio1.B72:Foglio1.B72 Foglio1.B73:Foglio1.B204 Foglio1.C72:Foglio1.C72 Foglio1.C73:Foglio1.C204 Foglio1.D72:Foglio1.D72 Foglio1.D73:Foglio1.D20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2"/>
          <table:table-cell table:style-name="ce1"/>
          <table:table-cell/>
        </table:table-row>
        <table:table-row table:style-name="ro1" table:number-rows-repeated="51">
          <table:table-cell table:number-columns-repeated="4"/>
        </table:table-row>
        <table:table-row table:style-name="ro1">
          <table:table-cell/>
          <table:table-cell office:value-type="string">
            <text:p>objRed TAKEN</text:p>
          </table:table-cell>
          <table:table-cell office:value-type="string">
            <text:p>objRed TAKEN</text:p>
          </table:table-cell>
          <table:table-cell office:value-type="string">
            <text:p>objRed TAKEN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7.0823">
            <text:p>7,082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.01486">
            <text:p>1,0148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.59167">
            <text:p>2,59167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.181291">
            <text:p>0,18129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1.2362">
            <text:p>31,236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.1813">
            <text:p>10,181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.389418">
            <text:p>0,3894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.7079">
            <text:p>10,70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.7079">
            <text:p>10,70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9.2865">
            <text:p>29,28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0.5987">
            <text:p>40,59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0.5987">
            <text:p>30,59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0.5987">
            <text:p>30,59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0.0282">
            <text:p>30,02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0.0282">
            <text:p>30,02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8.652">
            <text:p>28,6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8.652">
            <text:p>58,6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57.4862">
            <text:p>57,48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9.62809">
            <text:p>9,628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7.8716">
            <text:p>17,87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5.777">
            <text:p>15,77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9.66965">
            <text:p>9,669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objGreen TAKEN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4.5579">
            <text:p>14,557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.99646">
            <text:p>1,9964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7.8558">
            <text:p>17,8558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6.2621">
            <text:p>36,262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1.3458">
            <text:p>11,3458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.24158">
            <text:p>1,24158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.63868">
            <text:p>4,63868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.24158">
            <text:p>1,24158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.56464">
            <text:p>1,5646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.56464">
            <text:p>1,56464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.90826">
            <text:p>1,9082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.90826">
            <text:p>1,9082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.07061">
            <text:p>4,0706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.25376">
            <text:p>2,2537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7.7462">
            <text:p>27,7462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.25376">
            <text:p>2,2537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7.1736">
            <text:p>27,173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.82645">
            <text:p>2,8264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6.7967">
            <text:p>26,7967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.20331">
            <text:p>3,2033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.20331">
            <text:p>3,2033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.55885">
            <text:p>3,55885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.3996">
            <text:p>10,399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.399641">
            <text:p>0,39964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8.64739">
            <text:p>8,6473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bjGreen TAKEN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string">
            <text:p>objGreen TAKEN</text:p>
          </table:table-cell>
        </table:table-row>
      </table:table>
      <table:table table:name="Foglio2" table:style-name="ta1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galaten </meta:initial-creator>
    <meta:creation-date>2016-03-29T10:15:37</meta:creation-date>
    <dc:date>2016-03-29T12:15:40</dc:date>
    <dc:creator>Hargalaten </dc:creator>
    <meta:editing-duration>PT32M46S</meta:editing-duration>
    <meta:editing-cycles>4</meta:editing-cycles>
    <meta:generator>LibreOffice/3.5$Linux_X86_64 LibreOffice_project/350m1$Build-2</meta:generator>
    <meta:document-statistic meta:table-count="3" meta:cell-count="3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828cm" svg:height="8.986cm" xlink:href=".." xlink:type="simple" chart:class="chart:line" chart:style-name="ch1">
        <chart:legend chart:legend-position="end" svg:x="32.156cm" svg:y="3.696cm" style:legend-expansion="high" chart:style-name="ch2"/>
        <chart:plot-area chart:style-name="ch3" table:cell-range-address="Foglio1.B72:Foglio1.D204" chart:data-source-has-labels="row" svg:x="1.166cm" svg:y="0.851cm" svg:width="29.558cm" svg:height="7.536cm">
          <chartooo:coordinate-region svg:x="1.787cm" svg:y="1.05cm" svg:width="28.876cm" svg:height="6.2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73:Foglio1.B204" chart:label-cell-address="Foglio1.B72:Foglio1.B72" chart:class="chart:line">
            <chart:data-point chart:repeated="132"/>
          </chart:series>
          <chart:series chart:style-name="ch7" chart:values-cell-range-address="Foglio1.C73:Foglio1.C204" chart:label-cell-address="Foglio1.C72:Foglio1.C72" chart:class="chart:line">
            <chart:data-point chart:repeated="132"/>
          </chart:series>
          <chart:series chart:style-name="ch8" chart:values-cell-range-address="Foglio1.D73:Foglio1.D204" chart:label-cell-address="Foglio1.D72:Foglio1.D72" chart:class="chart:line">
            <chart:data-point chart:repeated="1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Red TAKEN</text:p>
                <draw:g>
                  <svg:desc>Foglio1.B72:Foglio1.B72</svg:desc>
                </draw:g>
              </table:table-cell>
              <table:table-cell office:value-type="string">
                <text:p>objRed TAKEN</text:p>
                <draw:g>
                  <svg:desc>Foglio1.C72:Foglio1.C72</svg:desc>
                </draw:g>
              </table:table-cell>
              <table:table-cell office:value-type="string">
                <text:p>objRed TAKEN</text:p>
                <draw:g>
                  <svg:desc>Foglio1.D72:Foglio1.D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glio1.B73:Foglio1.B204</svg:desc>
                </draw:g>
              </table:table-cell>
              <table:table-cell office:value-type="float" office:value="0">
                <text:p>0</text:p>
                <draw:g>
                  <svg:desc>Foglio1.C73:Foglio1.C204</svg:desc>
                </draw:g>
              </table:table-cell>
              <table:table-cell office:value-type="float" office:value="0">
                <text:p>0</text:p>
                <draw:g>
                  <svg:desc>Foglio1.D73:Foglio1.D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7.0823">
                <text:p>7.0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.01486">
                <text:p>1.0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2.59167">
                <text:p>2.59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1291">
                <text:p>0.18129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31.2362">
                <text:p>31.2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1813">
                <text:p>10.181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9418">
                <text:p>0.389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7079">
                <text:p>10.7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7079">
                <text:p>10.7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2865">
                <text:p>29.2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.5987">
                <text:p>40.5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5987">
                <text:p>30.5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.5987">
                <text:p>30.5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.0282">
                <text:p>30.0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.0282">
                <text:p>30.0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.652">
                <text:p>28.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.652">
                <text:p>58.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.4862">
                <text:p>57.4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62809">
                <text:p>9.62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8716">
                <text:p>17.8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777">
                <text:p>15.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66965">
                <text:p>9.66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5579">
                <text:p>14.557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9646">
                <text:p>1.996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8558">
                <text:p>17.85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.2621">
                <text:p>36.26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3458">
                <text:p>11.34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4158">
                <text:p>1.241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63868">
                <text:p>4.638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4158">
                <text:p>1.241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6464">
                <text:p>1.564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6464">
                <text:p>1.564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0826">
                <text:p>1.908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0826">
                <text:p>1.908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07061">
                <text:p>4.070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25376">
                <text:p>2.253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.7462">
                <text:p>27.746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25376">
                <text:p>2.253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1736">
                <text:p>27.17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2645">
                <text:p>2.826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7967">
                <text:p>26.79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20331">
                <text:p>3.2033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20331">
                <text:p>3.2033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5885">
                <text:p>3.55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3996">
                <text:p>10.39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99641">
                <text:p>0.3996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.64739">
                <text:p>8.6473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